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Source Code Pro" svg:font-family="&quot;Source Code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-top="thin solid #A9D08E" fo:border-bottom="none" fo:border-left="thin solid #A9D08E" fo:border-right="none" style:vertical-align="middle" style:repeat-content="false"/>
      <style:paragraph-properties fo:text-align="center"/>
    </style:style>
    <style:style style:name="ce3" style:family="table-cell" style:parent-style-name="Default" style:data-style-name="N19">
      <style:table-cell-properties fo:border-top="thin solid #A9D08E" fo:border-bottom="none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A9D08E" fo:border-bottom="none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11">
      <style:table-cell-properties fo:border-top="thin solid #A9D08E" fo:border-bottom="none" fo:border-left="none" fo:border-right="none" style:vertical-align="middle" style:repeat-content="false"/>
      <style:paragraph-properties fo:text-align="center"/>
      <style:text-properties style:font-name="Source Code Pro" style:font-name-asian="Source Code Pro" style:font-name-complex="Source Code Pro" style:font-family-generic="modern"/>
    </style:style>
    <style:style style:name="ce6" style:family="table-cell" style:parent-style-name="Default" style:data-style-name="N0">
      <style:table-cell-properties fo:border-top="thin solid #A9D08E" fo:border-bottom="none" fo:border-left="none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19">
      <style:table-cell-properties fo:border-top="thin solid #A9D08E" fo:border-bottom="none" fo:border-left="thin solid #A9D08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A9D08E" fo:border-bottom="none" fo:border-left="none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11">
      <style:table-cell-properties style:vertical-align="middle" style:repeat-content="false"/>
      <style:paragraph-properties fo:text-align="center"/>
      <style:text-properties style:font-name="Source Code Pro" style:font-name-asian="Source Code Pro" style:font-name-complex="Source Code Pro" style:font-family-generic="modern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_24120__35268__32_2" style:data-style-name="N11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Source Code Pro" style:font-name-asian="Source Code Pro" style:font-name-complex="Source Code Pro" style:font-family-generic="modern"/>
    </style:style>
    <style:style style:name="ce16" style:family="table-cell" style:parent-style-name="_24120__35268__32_2" style:data-style-name="N11">
      <style:table-cell-properties style:vertical-align="middle" fo:background-color="#C6E0B4" style:cell-protect="protected" style:repeat-content="false"/>
      <style:paragraph-properties fo:text-align="end" fo:margin-right="0cm"/>
      <style:text-properties style:font-name="Source Code Pro" style:font-name-asian="Source Code Pro" style:font-name-complex="Source Code Pro" fo:font-weight="bold" style:font-weight-asian="bold" style:font-weight-complex="bold" style:font-family-generic="modern"/>
    </style:style>
    <style:style style:name="ce17" style:family="table-cell" style:parent-style-name="Default" style:data-style-name="N19">
      <style:table-cell-properties fo:border-top="none" fo:border-bottom="none" fo:border-left="thin solid #70AD47" fo:border-right="none"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19">
      <style:table-cell-properties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" style:family="table-cell" style:parent-style-name="_24120__35268__32_2" style:data-style-name="N19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2" style:family="table-cell" style:parent-style-name="_24120__35268__32_2" style:data-style-name="N19">
      <style:table-cell-properties style:vertical-align="middle" fo:background-color="#C6E0B4" style:cell-protect="protected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FFFFFF" style:text-line-through-style="none" style:font-name="等线" style:font-name-asian="等线" style:font-name-complex="等线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4.03489583333333cm" style:use-optimal-column-width="true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28.6014583333333cm" style:use-optimal-column-width="true"/>
    </style:style>
    <style:style style:name="ro1" style:family="table-row">
      <style:table-row-properties style:row-height="2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7">
            <text:p>日期</text:p>
          </table:table-cell>
          <table:table-cell office:value-type="string" table:style-name="ce18">
            <text:p>类型</text:p>
          </table:table-cell>
          <table:table-cell office:value-type="string" table:style-name="ce19">
            <text:p>项目</text:p>
          </table:table-cell>
          <table:table-cell office:value-type="string" table:style-name="ce20">
            <text:p><text:span text:style-name="T2">金额（人民币）</text:span></text:p>
          </table:table-cell>
          <table:table-cell office:value-type="string" table:style-name="ce19">
            <text:p>备注</text:p>
          </table:table-cell>
          <table:table-cell table:number-columns-repeated="16379"/>
        </table:table-row>
        <table:table-row table:style-name="ro1">
          <table:table-cell office:value-type="date" office:date-value="2023-01-01T18:55:27" table:style-name="ce2">
            <text:p>2023/1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0" table:style-name="ce5">
            <text:p>¥1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1T21:08:00" table:style-name="ce2">
            <text:p>2023/1/1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服务器费用</text:p>
          </table:table-cell>
          <table:table-cell office:value-type="currency" office:value="-105.12" table:style-name="ce5">
            <text:p>¥-105.12</text:p>
          </table:table-cell>
          <table:table-cell office:value-type="string" table:style-name="ce6">
            <text:p>服务器预存款$15.00，计划用于2022年12月~2023年2月。本应12月1日交，之前充值余额垫付。</text:p>
          </table:table-cell>
          <table:table-cell table:number-columns-repeated="16379"/>
        </table:table-row>
        <table:table-row table:style-name="ro1">
          <table:table-cell office:value-type="date" office:date-value="2023-01-01T22:49:23" table:style-name="ce2">
            <text:p>2023/1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2T08:38:25" table:style-name="ce2">
            <text:p>2023/1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2T08:57:58" table:style-name="ce2">
            <text:p>2023/1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2T19:40:52" table:style-name="ce2">
            <text:p>2023/1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4T07:39:51" table:style-name="ce2">
            <text:p>2023/1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0.1" table:style-name="ce5">
            <text:p>¥0.1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4T16:16:25" table:style-name="ce2">
            <text:p>2023/1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4T16:33:24" table:style-name="ce2">
            <text:p>2023/1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4T16:58:47" table:style-name="ce2">
            <text:p>2023/1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4T22:04:42" table:style-name="ce2">
            <text:p>2023/1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08T00:43:07" table:style-name="ce2">
            <text:p>2023/1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0.66" table:style-name="ce5">
            <text:p>¥0.6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11T12:13:53" table:style-name="ce2">
            <text:p>2023/1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12T18:07:24" table:style-name="ce2">
            <text:p>2023/1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14T13:52:37" table:style-name="ce2">
            <text:p>2023/1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14T14:32:02" table:style-name="ce2">
            <text:p>2023/1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17T16:51:26" table:style-name="ce2">
            <text:p>2023/1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20T21:20:11" table:style-name="ce2">
            <text:p>2023/1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22T19:34:21" table:style-name="ce2">
            <text:p>2023/1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0" table:style-name="ce5">
            <text:p>¥1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23T09:22:06" table:style-name="ce2">
            <text:p>2023/1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6.66" table:style-name="ce5">
            <text:p>¥6.6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23T13:01:28" table:style-name="ce2">
            <text:p>2023/1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1-29T15:08:36" table:style-name="ce2">
            <text:p>2023/1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03T23:43:49" table:style-name="ce2">
            <text:p>2023/2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03T23:47:46" table:style-name="ce2">
            <text:p>2023/2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04T10:07:19" table:style-name="ce2">
            <text:p>2023/2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05T07:06:58" table:style-name="ce2">
            <text:p>2023/2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06T16:03:30" table:style-name="ce2">
            <text:p>2023/2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08T06:04:05" table:style-name="ce2">
            <text:p>2023/2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09T03:09:10" table:style-name="ce2">
            <text:p>2023/2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14T22:39:44" table:style-name="ce2">
            <text:p>2023/2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17T00:51:36" table:style-name="ce2">
            <text:p>2023/2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19T20:17:55" table:style-name="ce2">
            <text:p>2023/2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30" table:style-name="ce5">
            <text:p>¥3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20T22:27:52" table:style-name="ce2">
            <text:p>2023/2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24T19:50:55" table:style-name="ce2">
            <text:p>2023/2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25T13:28:56" table:style-name="ce2">
            <text:p>2023/2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25T20:50:54" table:style-name="ce2">
            <text:p>2023/2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2-26T16:39:06" table:style-name="ce2">
            <text:p>2023/2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01T19:06:00" table:style-name="ce2">
            <text:p>2023/3/1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服务器费用</text:p>
          </table:table-cell>
          <table:table-cell office:value-type="currency" office:value="-139.5" table:style-name="ce5">
            <text:p>¥-139.50</text:p>
          </table:table-cell>
          <table:table-cell office:value-type="string" table:style-name="ce6">
            <text:p>服务器预存款$10.00，另折算之前垫付的$10.00，计划用于2023年3月~2023年6月。此次垫付后先前垫付款已清完。</text:p>
          </table:table-cell>
          <table:table-cell table:number-columns-repeated="16379"/>
        </table:table-row>
        <table:table-row table:style-name="ro1">
          <table:table-cell office:value-type="date" office:date-value="2023-03-01T21:09:46" table:style-name="ce2">
            <text:p>2023/3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04T23:30:42" table:style-name="ce2">
            <text:p>2023/3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05T10:33:54" table:style-name="ce2">
            <text:p>2023/3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09T15:30:27" table:style-name="ce2">
            <text:p>2023/3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11T21:07:53" table:style-name="ce2">
            <text:p>2023/3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12T01:21:03" table:style-name="ce2">
            <text:p>2023/3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12T22:16:43" table:style-name="ce2">
            <text:p>2023/3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" table:style-name="ce5">
            <text:p>¥2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17T16:00:29" table:style-name="ce2">
            <text:p>2023/3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19T00:03:02" table:style-name="ce2">
            <text:p>2023/3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0" table:style-name="ce5">
            <text:p>¥1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20T13:37:20" table:style-name="ce2">
            <text:p>2023/3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23T16:52:42" table:style-name="ce2">
            <text:p>2023/3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0.01" table:style-name="ce5">
            <text:p>¥0.01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27T17:31:53" table:style-name="ce2">
            <text:p>2023/3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3-31T13:57:24" table:style-name="ce2">
            <text:p>2023/3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4-01T00:00:00" table:style-name="ce7">
            <text:p>2023/4/1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Jike Yellow - 月度订阅</text:p>
          </table:table-cell>
          <table:table-cell office:value-type="currency" office:value="-20" table:style-name="ce5">
            <text:p>¥-20.00</text:p>
          </table:table-cell>
          <table:table-cell office:value-type="string" table:style-name="ce8">
            <text:p>用于移除商标侵权内容，编辑以往即刻App动态。在即刻App，编辑动态属于 Jike Yellow 付费功能，按 20 元/月收费。</text:p>
          </table:table-cell>
          <table:table-cell table:number-columns-repeated="16379"/>
        </table:table-row>
        <table:table-row table:style-name="ro1">
          <table:table-cell office:value-type="date" office:date-value="2023-04-04T00:00:00" table:style-name="ce7">
            <text:p>2023/4/4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调解书文印费用</text:p>
          </table:table-cell>
          <table:table-cell office:value-type="currency" office:value="-1.6" table:style-name="ce5">
            <text:p>¥-1.60</text:p>
          </table:table-cell>
          <table:table-cell office:value-type="string" table:style-name="ce8">
            <text:p>用于向法院存档调解书，共打印4份，每份2页，共8页。打印费用 0.2 元/页。此事关联事项见“商标权纠纷支出”</text:p>
          </table:table-cell>
          <table:table-cell table:number-columns-repeated="16379"/>
        </table:table-row>
        <table:table-row table:style-name="ro1">
          <table:table-cell office:value-type="date" office:date-value="2023-04-04T00:00:00" table:style-name="ce7">
            <text:p>2023/4/4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调解书邮递费用</text:p>
          </table:table-cell>
          <table:table-cell office:value-type="currency" office:value="-21" table:style-name="ce5">
            <text:p>¥-21.00</text:p>
          </table:table-cell>
          <table:table-cell office:value-type="string" table:style-name="ce8">
            <text:p>使用EMS邮政服务向递送调解书至中国大陆。此事关联事项见“商标权纠纷支出”</text:p>
          </table:table-cell>
          <table:table-cell table:number-columns-repeated="16379"/>
        </table:table-row>
        <table:table-row table:style-name="ro1">
          <table:table-cell office:value-type="date" office:date-value="2023-04-05T00:00:00" table:style-name="ce2">
            <text:p>2023/4/5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商标权纠纷支出</text:p>
          </table:table-cell>
          <table:table-cell office:value-type="currency" office:value="-5000" table:style-name="ce5">
            <text:p>¥-5,000.00</text:p>
          </table:table-cell>
          <table:table-cell office:value-type="string" table:style-name="ce6">
            <text:p>网站原所用标识在中国大陆地区因商标纠纷被起诉。经咨询法律从业人员，最终以人民币伍仟圆和解。参见 https://post.knowsex.net/archives/trademark-dispute</text:p>
          </table:table-cell>
          <table:table-cell table:number-columns-repeated="16379"/>
        </table:table-row>
        <table:table-row table:style-name="ro1">
          <table:table-cell office:value-type="date" office:date-value="2023-04-06T20:22:31" table:style-name="ce2">
            <text:p>2023/4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4-12T16:52:25" table:style-name="ce2">
            <text:p>2023/4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4-13T17:46:51" table:style-name="ce2">
            <text:p>2023/4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4-14T23:10:59" table:style-name="ce2">
            <text:p>2023/4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4-20T00:18:48" table:style-name="ce2">
            <text:p>2023/4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4-20T23:00:21" table:style-name="ce2">
            <text:p>2023/4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4-21T00:25:11" table:style-name="ce2">
            <text:p>2023/4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07T20:27:53" table:style-name="ce2">
            <text:p>2023/5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13T09:57:30" table:style-name="ce2">
            <text:p>2023/5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16T18:03:36" table:style-name="ce2">
            <text:p>2023/5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17T11:34:09" table:style-name="ce2">
            <text:p>2023/5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22T04:47:17" table:style-name="ce2">
            <text:p>2023/5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23T10:29:24" table:style-name="ce2">
            <text:p>2023/5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29T20:36:28" table:style-name="ce2">
            <text:p>2023/5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5-29T21:59:40" table:style-name="ce2">
            <text:p>2023/5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6-04T23:44:50" table:style-name="ce2">
            <text:p>2023/6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6-09T18:15:47" table:style-name="ce2">
            <text:p>2023/6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6-15T14:17:12" table:style-name="ce2">
            <text:p>2023/6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3-06-21T19:54:57" table:style-name="ce2">
            <text:p>2023/6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6-23T16:47:11" table:style-name="ce2">
            <text:p>2023/6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6-30T00:02:00" table:style-name="ce2">
            <text:p>2023/6/30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服务器费用</text:p>
          </table:table-cell>
          <table:table-cell office:value-type="currency" office:value="-72.91" table:style-name="ce5">
            <text:p>¥-72.91</text:p>
          </table:table-cell>
          <table:table-cell office:value-type="string" table:style-name="ce9">
            <text:p>服务器费用$10.00，计划用于2023年7月~8月</text:p>
          </table:table-cell>
          <table:table-cell table:number-columns-repeated="16379"/>
        </table:table-row>
        <table:table-row table:style-name="ro1">
          <table:table-cell office:value-type="date" office:date-value="2023-07-01T22:31:52" table:style-name="ce2">
            <text:p>2023/7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3T00:04:11" table:style-name="ce2">
            <text:p>2023/7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5T22:34:04" table:style-name="ce2">
            <text:p>2023/7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5T22:45:27" table:style-name="ce2">
            <text:p>2023/7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6T17:23:55" table:style-name="ce2">
            <text:p>2023/7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6T17:43:10" table:style-name="ce2">
            <text:p>2023/7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6T21:30:41" table:style-name="ce2">
            <text:p>2023/7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6T22:58:03" table:style-name="ce2">
            <text:p>2023/7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6T23:27:52" table:style-name="ce2">
            <text:p>2023/7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02:50:05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09:45:28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10:23:41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11:30:36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12:21:22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16:03:45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19:28:35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20:56:12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7T21:06:00" table:style-name="ce2">
            <text:p>2023/7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8T10:42:17" table:style-name="ce2">
            <text:p>2023/7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09T00:38:28" table:style-name="ce2">
            <text:p>2023/7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0T13:37:16" table:style-name="ce2">
            <text:p>2023/7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0T14:28:22" table:style-name="ce2">
            <text:p>2023/7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1T04:29:10" table:style-name="ce2">
            <text:p>2023/7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1T14:07:01" table:style-name="ce2">
            <text:p>2023/7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1T15:01:49" table:style-name="ce2">
            <text:p>2023/7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.1" table:style-name="ce5">
            <text:p>¥2.1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1T16:23:50" table:style-name="ce2">
            <text:p>2023/7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2T23:26:07" table:style-name="ce2">
            <text:p>2023/7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2T23:38:22" table:style-name="ce2">
            <text:p>2023/7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3T14:51:53" table:style-name="ce2">
            <text:p>2023/7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3T17:34:52" table:style-name="ce2">
            <text:p>2023/7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3T20:21:42" table:style-name="ce2">
            <text:p>2023/7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3T20:36:55" table:style-name="ce2">
            <text:p>2023/7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4T01:06:06" table:style-name="ce2">
            <text:p>2023/7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4T02:06:55" table:style-name="ce2">
            <text:p>2023/7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4T14:29:41" table:style-name="ce2">
            <text:p>2023/7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4T18:08:30" table:style-name="ce2">
            <text:p>2023/7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4T18:24:34" table:style-name="ce2">
            <text:p>2023/7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4T20:10:53" table:style-name="ce2">
            <text:p>2023/7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4T22:29:32" table:style-name="ce2">
            <text:p>2023/7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5T00:29:35" table:style-name="ce2">
            <text:p>2023/7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5T08:13:58" table:style-name="ce2">
            <text:p>2023/7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5T11:54:23" table:style-name="ce2">
            <text:p>2023/7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5T21:11:11" table:style-name="ce2">
            <text:p>2023/7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5T21:19:37" table:style-name="ce2">
            <text:p>2023/7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5T22:45:56" table:style-name="ce2">
            <text:p>2023/7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01:09:20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02:15:58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09:48:36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16:01:31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16:15:49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16:38:39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18:20:07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6T20:54:53" table:style-name="ce2">
            <text:p>2023/7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7T14:30:17" table:style-name="ce2">
            <text:p>2023/7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7T15:55:59" table:style-name="ce2">
            <text:p>2023/7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8T10:54:26" table:style-name="ce2">
            <text:p>2023/7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8T12:29:57" table:style-name="ce2">
            <text:p>2023/7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8T22:00:32" table:style-name="ce2">
            <text:p>2023/7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9T15:35:51" table:style-name="ce2">
            <text:p>2023/7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9T18:12:12" table:style-name="ce2">
            <text:p>2023/7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9T18:44:56" table:style-name="ce2">
            <text:p>2023/7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9T19:14:16" table:style-name="ce2">
            <text:p>2023/7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9T20:18:41" table:style-name="ce2">
            <text:p>2023/7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19T23:59:53" table:style-name="ce2">
            <text:p>2023/7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10:45:06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11:44:53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12:10:24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13:22:25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13:28:41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22:01:21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23:03:24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0T23:54:21" table:style-name="ce2">
            <text:p>2023/7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1T00:16:37" table:style-name="ce2">
            <text:p>2023/7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1T05:25:53" table:style-name="ce2">
            <text:p>2023/7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1T15:02:02" table:style-name="ce2">
            <text:p>2023/7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1T16:43:24" table:style-name="ce2">
            <text:p>2023/7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1T20:43:35" table:style-name="ce2">
            <text:p>2023/7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0.5" table:style-name="ce5">
            <text:p>¥0.5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1T21:37:36" table:style-name="ce2">
            <text:p>2023/7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1T23:25:11" table:style-name="ce2">
            <text:p>2023/7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2T11:52:42" table:style-name="ce2">
            <text:p>2023/7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2T16:57:41" table:style-name="ce2">
            <text:p>2023/7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2T19:03:35" table:style-name="ce2">
            <text:p>2023/7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2T21:06:39" table:style-name="ce2">
            <text:p>2023/7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3T12:14:42" table:style-name="ce2">
            <text:p>2023/7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3T13:18:24" table:style-name="ce2">
            <text:p>2023/7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3T15:19:05" table:style-name="ce2">
            <text:p>2023/7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3T21:34:48" table:style-name="ce2">
            <text:p>2023/7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4T01:21:24" table:style-name="ce2">
            <text:p>2023/7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4T13:45:16" table:style-name="ce2">
            <text:p>2023/7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4T16:53:22" table:style-name="ce2">
            <text:p>2023/7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5T07:56:21" table:style-name="ce2">
            <text:p>2023/7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5T20:10:57" table:style-name="ce2">
            <text:p>2023/7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5T23:59:02" table:style-name="ce2">
            <text:p>2023/7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6T02:57:01" table:style-name="ce2">
            <text:p>2023/7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6T08:16:43" table:style-name="ce2">
            <text:p>2023/7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6T10:03:20" table:style-name="ce2">
            <text:p>2023/7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6T11:52:01" table:style-name="ce2">
            <text:p>2023/7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6T16:27:11" table:style-name="ce2">
            <text:p>2023/7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6T21:16:30" table:style-name="ce2">
            <text:p>2023/7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7T00:06:51" table:style-name="ce2">
            <text:p>2023/7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7T00:25:02" table:style-name="ce2">
            <text:p>2023/7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7T00:45:19" table:style-name="ce2">
            <text:p>2023/7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7T09:35:38" table:style-name="ce2">
            <text:p>2023/7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7T15:04:52" table:style-name="ce2">
            <text:p>2023/7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7T20:30:24" table:style-name="ce2">
            <text:p>2023/7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7T22:38:34" table:style-name="ce2">
            <text:p>2023/7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8T09:18:06" table:style-name="ce2">
            <text:p>2023/7/2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8T22:13:45" table:style-name="ce2">
            <text:p>2023/7/2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8T22:30:45" table:style-name="ce2">
            <text:p>2023/7/2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8T23:20:13" table:style-name="ce2">
            <text:p>2023/7/2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8T23:29:03" table:style-name="ce2">
            <text:p>2023/7/2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9T01:28:41" table:style-name="ce2">
            <text:p>2023/7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9T02:44:13" table:style-name="ce2">
            <text:p>2023/7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9T04:26:46" table:style-name="ce2">
            <text:p>2023/7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9T10:20:40" table:style-name="ce2">
            <text:p>2023/7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9T20:51:54" table:style-name="ce2">
            <text:p>2023/7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29T23:45:27" table:style-name="ce2">
            <text:p>2023/7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30T10:35:05" table:style-name="ce2">
            <text:p>2023/7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30T21:24:57" table:style-name="ce2">
            <text:p>2023/7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30T22:57:09" table:style-name="ce2">
            <text:p>2023/7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31T00:51:30" table:style-name="ce2">
            <text:p>2023/7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31T05:27:02" table:style-name="ce2">
            <text:p>2023/7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31T16:50:19" table:style-name="ce2">
            <text:p>2023/7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7-31T21:45:54" table:style-name="ce2">
            <text:p>2023/7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1T10:38:30" table:style-name="ce2">
            <text:p>2023/8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1T19:43:22" table:style-name="ce2">
            <text:p>2023/8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1T22:37:14" table:style-name="ce2">
            <text:p>2023/8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1T23:12:51" table:style-name="ce2">
            <text:p>2023/8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2T00:22:15" table:style-name="ce2">
            <text:p>2023/8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2T17:04:44" table:style-name="ce2">
            <text:p>2023/8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2T20:10:13" table:style-name="ce2">
            <text:p>2023/8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2T21:59:52" table:style-name="ce2">
            <text:p>2023/8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3T16:11:54" table:style-name="ce2">
            <text:p>2023/8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3T20:38:08" table:style-name="ce2">
            <text:p>2023/8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3T22:50:41" table:style-name="ce2">
            <text:p>2023/8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3T23:06:24" table:style-name="ce2">
            <text:p>2023/8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4T21:08:34" table:style-name="ce2">
            <text:p>2023/8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4T22:00:03" table:style-name="ce2">
            <text:p>2023/8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5T08:47:03" table:style-name="ce2">
            <text:p>2023/8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5T18:29:24" table:style-name="ce2">
            <text:p>2023/8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5T19:44:10" table:style-name="ce2">
            <text:p>2023/8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6T08:05:37" table:style-name="ce2">
            <text:p>2023/8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6T10:26:42" table:style-name="ce2">
            <text:p>2023/8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6T20:53:31" table:style-name="ce2">
            <text:p>2023/8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6T20:56:10" table:style-name="ce2">
            <text:p>2023/8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7T08:54:17" table:style-name="ce2">
            <text:p>2023/8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7T10:55:10" table:style-name="ce2">
            <text:p>2023/8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01:33:16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02:30:39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09:37:15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09:45:09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11:55:43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15:56:26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21:10:51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8T22:40:05" table:style-name="ce2">
            <text:p>2023/8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00:04:21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05:45:50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07:18:12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08:45:54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12:04:34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13:20:04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18:42:30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18:59:01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23:14:25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09T23:36:22" table:style-name="ce2">
            <text:p>2023/8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0T12:32:17" table:style-name="ce2">
            <text:p>2023/8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0T16:28:10" table:style-name="ce2">
            <text:p>2023/8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0" table:style-name="ce5">
            <text:p>¥10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0T16:54:04" table:style-name="ce2">
            <text:p>2023/8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0T17:04:31" table:style-name="ce2">
            <text:p>2023/8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0" table:style-name="ce5">
            <text:p>¥10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0T21:13:45" table:style-name="ce2">
            <text:p>2023/8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00:33:51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10:45:49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11:45:37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14:39:43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15:13:56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16:47:17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18:11:13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22:44:08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1T22:59:00" table:style-name="ce2">
            <text:p>2023/8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2T00:18:52" table:style-name="ce2">
            <text:p>2023/8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2T15:11:23" table:style-name="ce2">
            <text:p>2023/8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2T17:23:25" table:style-name="ce2">
            <text:p>2023/8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2T18:38:05" table:style-name="ce2">
            <text:p>2023/8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2T23:26:19" table:style-name="ce2">
            <text:p>2023/8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3T15:41:04" table:style-name="ce2">
            <text:p>2023/8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4T00:05:56" table:style-name="ce2">
            <text:p>2023/8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4T00:24:44" table:style-name="ce2">
            <text:p>2023/8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4T14:14:25" table:style-name="ce2">
            <text:p>2023/8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4T17:46:19" table:style-name="ce2">
            <text:p>2023/8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5T03:47:12" table:style-name="ce2">
            <text:p>2023/8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5T09:09:30" table:style-name="ce2">
            <text:p>2023/8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5T14:46:36" table:style-name="ce2">
            <text:p>2023/8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5T18:08:35" table:style-name="ce2">
            <text:p>2023/8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5T21:20:58" table:style-name="ce2">
            <text:p>2023/8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5T21:58:36" table:style-name="ce2">
            <text:p>2023/8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5T22:00:45" table:style-name="ce2">
            <text:p>2023/8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13:02:13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15:31:07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16:15:46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19:15:02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20:04:39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20:40:46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22:03:01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6T22:15:52" table:style-name="ce2">
            <text:p>2023/8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7T11:36:12" table:style-name="ce2">
            <text:p>2023/8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7T14:32:12" table:style-name="ce2">
            <text:p>2023/8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7T20:24:50" table:style-name="ce2">
            <text:p>2023/8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7T21:14:26" table:style-name="ce2">
            <text:p>2023/8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00:41:44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08:54:11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09:25:10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09:27:20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09:27:21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09:32:21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09:41:36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10:59:33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11:59:54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13:18:02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21:34:13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22:05:15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22:05:20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8T22:57:10" table:style-name="ce2">
            <text:p>2023/8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9T01:15:32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9T10:28:08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9T10:28:58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date" office:date-value="2023-08-19T11:57:53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19T21:58:58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19T22:04:19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19T22:26:04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19T22:35:55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19T23:22:22" table:style-name="ce2">
            <text:p>2023/8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00:30:22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10:26:34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12:08:53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9.8000000000000007" table:style-name="ce5">
            <text:p>¥9.8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13:09:50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15:02:19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15:06:38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4.96" table:style-name="ce5">
            <text:p>¥4.96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21:39:51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21:44:05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21:46:58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22:47:10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" table:style-name="ce5">
            <text:p>¥2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0T23:40:30" table:style-name="ce2">
            <text:p>2023/8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00:23:38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00:47:09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05:11:46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09:58:49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1:09:01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1:27:45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1:50:59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1:58:57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4:13:03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6:10:13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68.88" table:style-name="ce5">
            <text:p>¥68.88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7:02:43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19:08:02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22:07:28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22:22:38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22:33:22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22:33:35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23:04:06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1T23:04:56" table:style-name="ce2">
            <text:p>2023/8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3.61" table:style-name="ce5">
            <text:p>¥3.61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2T00:48:13" table:style-name="ce2">
            <text:p>2023/8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2T01:28:10" table:style-name="ce2">
            <text:p>2023/8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2T22:28:45" table:style-name="ce2">
            <text:p>2023/8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" table:style-name="ce5">
            <text:p>¥2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2T22:31:32" table:style-name="ce2">
            <text:p>2023/8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3" table:style-name="ce5">
            <text:p>¥3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3T16:20:53" table:style-name="ce2">
            <text:p>2023/8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3T17:01:12" table:style-name="ce2">
            <text:p>2023/8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3T18:05:39" table:style-name="ce2">
            <text:p>2023/8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3T21:04:11" table:style-name="ce2">
            <text:p>2023/8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4T21:42:47" table:style-name="ce2">
            <text:p>2023/8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4T23:00:42" table:style-name="ce2">
            <text:p>2023/8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5T09:27:29" table:style-name="ce2">
            <text:p>2023/8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5T11:22:49" table:style-name="ce2">
            <text:p>2023/8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5T11:49:09" table:style-name="ce2">
            <text:p>2023/8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5T12:52:40" table:style-name="ce2">
            <text:p>2023/8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5T17:06:58" table:style-name="ce2">
            <text:p>2023/8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6T11:46:05" table:style-name="ce2">
            <text:p>2023/8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6T13:47:50" table:style-name="ce2">
            <text:p>2023/8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6T16:40:50" table:style-name="ce2">
            <text:p>2023/8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" table:style-name="ce5">
            <text:p>¥2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6T21:31:39" table:style-name="ce2">
            <text:p>2023/8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7T00:42:25" table:style-name="ce2">
            <text:p>2023/8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7T10:33:48" table:style-name="ce2">
            <text:p>2023/8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7T15:25:28" table:style-name="ce2">
            <text:p>2023/8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0.66" table:style-name="ce5">
            <text:p>¥0.66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8T08:57:38" table:style-name="ce2">
            <text:p>2023/8/2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8T21:48:45" table:style-name="ce2">
            <text:p>2023/8/2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9T00:00:00" table:style-name="ce2">
            <text:p>2023/8/29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服务器费用</text:p>
          </table:table-cell>
          <table:table-cell office:value-type="currency" office:value="-73.45" table:style-name="ce5">
            <text:p>¥-73.45</text:p>
          </table:table-cell>
          <table:table-cell office:value-type="string" table:style-name="ce9">
            <text:p>服务器费用$10.00，计划用于2023年9月~10月</text:p>
          </table:table-cell>
          <table:table-cell table:number-columns-repeated="16379"/>
        </table:table-row>
        <table:table-row table:style-name="ro1">
          <table:table-cell office:value-type="date" office:date-value="2023-08-29T01:56:52" table:style-name="ce2">
            <text:p>2023/8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9T15:39:29" table:style-name="ce2">
            <text:p>2023/8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9T17:10:45" table:style-name="ce2">
            <text:p>2023/8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29T22:41:05" table:style-name="ce2">
            <text:p>2023/8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08:31:34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10:39:41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11:47:59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14:01:48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14:46:34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.7" table:style-name="ce5">
            <text:p>¥2.7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20:13:00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21:00:36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22:54:55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0T23:59:33" table:style-name="ce2">
            <text:p>2023/8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1T02:17:41" table:style-name="ce2">
            <text:p>2023/8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1T06:43:14" table:style-name="ce2">
            <text:p>2023/8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3" table:style-name="ce5">
            <text:p>¥3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1T07:10:31" table:style-name="ce2">
            <text:p>2023/8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1T14:31:34" table:style-name="ce2">
            <text:p>2023/8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1T15:45:40" table:style-name="ce2">
            <text:p>2023/8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8-31T20:16:25" table:style-name="ce2">
            <text:p>2023/8/3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2T13:31:02" table:style-name="ce2">
            <text:p>2023/9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2T15:58:37" table:style-name="ce2">
            <text:p>2023/9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2T17:02:28" table:style-name="ce2">
            <text:p>2023/9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3T01:27:10" table:style-name="ce2">
            <text:p>2023/9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3T09:45:15" table:style-name="ce2">
            <text:p>2023/9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3T16:16:07" table:style-name="ce2">
            <text:p>2023/9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" table:style-name="ce5">
            <text:p>¥2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3T21:02:38" table:style-name="ce2">
            <text:p>2023/9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3T21:45:13" table:style-name="ce2">
            <text:p>2023/9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4T04:20:40" table:style-name="ce2">
            <text:p>2023/9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4T15:05:01" table:style-name="ce2">
            <text:p>2023/9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4T15:50:38" table:style-name="ce2">
            <text:p>2023/9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4T17:31:27" table:style-name="ce2">
            <text:p>2023/9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5T08:25:25" table:style-name="ce2">
            <text:p>2023/9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6T00:07:39" table:style-name="ce2">
            <text:p>2023/9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6T09:12:07" table:style-name="ce2">
            <text:p>2023/9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6T09:37:01" table:style-name="ce2">
            <text:p>2023/9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8T12:45:30" table:style-name="ce2">
            <text:p>2023/9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8T23:25:53" table:style-name="ce2">
            <text:p>2023/9/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9T00:00:00" table:style-name="ce2">
            <text:p>2023/9/9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域名费用</text:p>
          </table:table-cell>
          <table:table-cell office:value-type="currency" office:value="-87.14" table:style-name="ce5">
            <text:p>¥-87.14</text:p>
          </table:table-cell>
          <table:table-cell office:value-type="string" table:style-name="ce9">
            <text:p>在 Namesilo 注册域名 xingjiaoyu.net ，$11.79</text:p>
          </table:table-cell>
          <table:table-cell table:number-columns-repeated="16379"/>
        </table:table-row>
        <table:table-row table:style-name="ro1">
          <table:table-cell office:value-type="date" office:date-value="2023-09-09T00:00:00" table:style-name="ce2">
            <text:p>2023/9/9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域名费用</text:p>
          </table:table-cell>
          <table:table-cell office:value-type="currency" office:value="-56.91" table:style-name="ce5">
            <text:p>¥-56.91</text:p>
          </table:table-cell>
          <table:table-cell office:value-type="string" table:style-name="ce9">
            <text:p>在 Porkbun 注册域名 xingjiaoyu.wang ，$7.70</text:p>
          </table:table-cell>
          <table:table-cell table:number-columns-repeated="16379"/>
        </table:table-row>
        <table:table-row table:style-name="ro1">
          <table:table-cell office:value-type="date" office:date-value="2023-09-09T10:51:31" table:style-name="ce2">
            <text:p>2023/9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9T17:32:54" table:style-name="ce2">
            <text:p>2023/9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9T20:27:26" table:style-name="ce2">
            <text:p>2023/9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9T21:18:14" table:style-name="ce2">
            <text:p>2023/9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9T22:15:32" table:style-name="ce2">
            <text:p>2023/9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9T23:27:26" table:style-name="ce2">
            <text:p>2023/9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09T23:56:32" table:style-name="ce2">
            <text:p>2023/9/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0T00:25:42" table:style-name="ce2">
            <text:p>2023/9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0T02:38:23" table:style-name="ce2">
            <text:p>2023/9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0T09:49:10" table:style-name="ce2">
            <text:p>2023/9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0T10:27:58" table:style-name="ce2">
            <text:p>2023/9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0T23:20:58" table:style-name="ce2">
            <text:p>2023/9/1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1T18:21:12" table:style-name="ce2">
            <text:p>2023/9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1T23:48:27" table:style-name="ce2">
            <text:p>2023/9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1T23:51:37" table:style-name="ce2">
            <text:p>2023/9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2T02:06:35" table:style-name="ce2">
            <text:p>2023/9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2T22:09:23" table:style-name="ce2">
            <text:p>2023/9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2T22:23:33" table:style-name="ce2">
            <text:p>2023/9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3.33" table:style-name="ce5">
            <text:p>¥3.33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2T22:58:37" table:style-name="ce2">
            <text:p>2023/9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3T15:11:28" table:style-name="ce2">
            <text:p>2023/9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3T16:52:43" table:style-name="ce2">
            <text:p>2023/9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3T20:53:03" table:style-name="ce2">
            <text:p>2023/9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3T21:43:44" table:style-name="ce2">
            <text:p>2023/9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3T23:50:07" table:style-name="ce2">
            <text:p>2023/9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4T16:22:18" table:style-name="ce2">
            <text:p>2023/9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5T08:26:22" table:style-name="ce2">
            <text:p>2023/9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5T15:20:48" table:style-name="ce2">
            <text:p>2023/9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6T12:27:31" table:style-name="ce2">
            <text:p>2023/9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40" table:style-name="ce5">
            <text:p>¥4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6T21:40:38" table:style-name="ce2">
            <text:p>2023/9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6T22:18:00" table:style-name="ce2">
            <text:p>2023/9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7T09:28:54" table:style-name="ce2">
            <text:p>2023/9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7T11:28:20" table:style-name="ce2">
            <text:p>2023/9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8T09:49:20" table:style-name="ce2">
            <text:p>2023/9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0" table:style-name="ce5">
            <text:p>¥10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8T22:05:52" table:style-name="ce2">
            <text:p>2023/9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19T22:21:48" table:style-name="ce2">
            <text:p>2023/9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0T00:34:34" table:style-name="ce2">
            <text:p>2023/9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0T10:54:01" table:style-name="ce2">
            <text:p>2023/9/2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" table:style-name="ce5">
            <text:p>¥2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1T02:35:38" table:style-name="ce2">
            <text:p>2023/9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1T11:57:40" table:style-name="ce2">
            <text:p>2023/9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1T20:14:28" table:style-name="ce2">
            <text:p>2023/9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3T23:42:21" table:style-name="ce2">
            <text:p>2023/9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4T17:11:59" table:style-name="ce2">
            <text:p>2023/9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5T07:37:04" table:style-name="ce2">
            <text:p>2023/9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0" table:style-name="ce5">
            <text:p>¥5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5T18:06:00" table:style-name="ce2">
            <text:p>2023/9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0" table:style-name="ce5">
            <text:p>¥10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5T19:34:48" table:style-name="ce2">
            <text:p>2023/9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5T21:39:12" table:style-name="ce2">
            <text:p>2023/9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5T22:21:03" table:style-name="ce2">
            <text:p>2023/9/2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6.66" table:style-name="ce5">
            <text:p>¥6.66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6T00:20:35" table:style-name="ce2">
            <text:p>2023/9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6T23:49:31" table:style-name="ce2">
            <text:p>2023/9/2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7T13:40:31" table:style-name="ce2">
            <text:p>2023/9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7T16:47:48" table:style-name="ce2">
            <text:p>2023/9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5" table:style-name="ce5">
            <text:p>¥1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7T18:19:32" table:style-name="ce2">
            <text:p>2023/9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7T22:08:50" table:style-name="ce2">
            <text:p>2023/9/2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29T21:11:00" table:style-name="ce2">
            <text:p>2023/9/2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09-30T09:42:49" table:style-name="ce2">
            <text:p>2023/9/30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1T01:14:45" table:style-name="ce2">
            <text:p>2023/10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1T16:35:22" table:style-name="ce2">
            <text:p>2023/10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.72" table:style-name="ce5">
            <text:p>¥5.72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1T19:59:08" table:style-name="ce2">
            <text:p>2023/10/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2T20:22:32" table:style-name="ce2">
            <text:p>2023/10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2T22:05:15" table:style-name="ce2">
            <text:p>2023/10/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3T00:34:07" table:style-name="ce2">
            <text:p>2023/10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3T13:03:38" table:style-name="ce2">
            <text:p>2023/10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.2" table:style-name="ce5">
            <text:p>¥5.2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3T22:50:25" table:style-name="ce2">
            <text:p>2023/10/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4T00:59:54" table:style-name="ce2">
            <text:p>2023/10/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5T02:57:58" table:style-name="ce2">
            <text:p>2023/10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5T11:04:32" table:style-name="ce2">
            <text:p>2023/10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5T17:35:20" table:style-name="ce2">
            <text:p>2023/10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5T21:28:46" table:style-name="ce2">
            <text:p>2023/10/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6T13:08:08" table:style-name="ce2">
            <text:p>2023/10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66" table:style-name="ce5">
            <text:p>¥66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6T14:22:24" table:style-name="ce2">
            <text:p>2023/10/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07T00:52:20" table:style-name="ce2">
            <text:p>2023/10/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1T02:17:21" table:style-name="ce2">
            <text:p>2023/10/1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2T21:52:02" table:style-name="ce2">
            <text:p>2023/10/1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3T13:18:23" table:style-name="ce2">
            <text:p>2023/10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3T15:21:05" table:style-name="ce2">
            <text:p>2023/10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3T16:42:27" table:style-name="ce2">
            <text:p>2023/10/1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4T04:12:36" table:style-name="ce2">
            <text:p>2023/10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4T11:02:33" table:style-name="ce2">
            <text:p>2023/10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4T20:11:27" table:style-name="ce2">
            <text:p>2023/10/1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5T11:47:20" table:style-name="ce2">
            <text:p>2023/10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5T16:20:53" table:style-name="ce2">
            <text:p>2023/10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5T23:49:34" table:style-name="ce2">
            <text:p>2023/10/15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6T16:25:59" table:style-name="ce2">
            <text:p>2023/10/16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7T10:16:53" table:style-name="ce2">
            <text:p>2023/10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7T22:49:23" table:style-name="ce2">
            <text:p>2023/10/17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8T12:13:10" table:style-name="ce2">
            <text:p>2023/10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8T20:14:16" table:style-name="ce2">
            <text:p>2023/10/18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9T10:20:33" table:style-name="ce2">
            <text:p>2023/10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9T19:21:21" table:style-name="ce2">
            <text:p>2023/10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19T19:56:32" table:style-name="ce2">
            <text:p>2023/10/19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1T14:31:37" table:style-name="ce2">
            <text:p>2023/10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1T14:32:06" table:style-name="ce2">
            <text:p>2023/10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1T14:32:36" table:style-name="ce2">
            <text:p>2023/10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1T14:34:05" table:style-name="ce2">
            <text:p>2023/10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1T23:32:51" table:style-name="ce2">
            <text:p>2023/10/21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023/10/22</text:p>
          </table:table-cell>
          <table:table-cell office:value-type="string" table:style-name="ce3">
            <text:p>支出</text:p>
          </table:table-cell>
          <table:table-cell office:value-type="string" table:style-name="ce4">
            <text:p>域名费用</text:p>
          </table:table-cell>
          <table:table-cell office:value-type="currency" office:value="-60.06" table:style-name="ce5">
            <text:p>¥-60.06</text:p>
          </table:table-cell>
          <table:table-cell office:value-type="string" table:style-name="ce9">
            <text:p>在 Porkbun 注册域名 xingjiaoyu.org ，$8.15</text:p>
          </table:table-cell>
          <table:table-cell table:number-columns-repeated="16379"/>
        </table:table-row>
        <table:table-row table:style-name="ro1">
          <table:table-cell office:value-type="date" office:date-value="2023-10-22T12:24:06" table:style-name="ce2">
            <text:p>2023/10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" table:style-name="ce5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2T18:45:20" table:style-name="ce2">
            <text:p>2023/10/22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10" table:style-name="ce5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3T16:30:08" table:style-name="ce2">
            <text:p>2023/10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5" table:style-name="ce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3T23:10:06" table:style-name="ce2">
            <text:p>2023/10/23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20" table:style-name="ce5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4T02:09:55" table:style-name="ce2">
            <text:p>2023/10/24</text:p>
          </table:table-cell>
          <table:table-cell office:value-type="string" table:style-name="ce3">
            <text:p>收入</text:p>
          </table:table-cell>
          <table:table-cell office:value-type="string" table:style-name="ce4">
            <text:p>赞赏码</text:p>
          </table:table-cell>
          <table:table-cell office:value-type="currency" office:value="30" table:style-name="ce5">
            <text:p>¥3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4T04:18:51" table:style-name="ce2">
            <text:p>2023/10/24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13">
            <text:p>¥10.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date" office:date-value="2023-10-24T12:18:41" table:style-name="ce2">
            <text:p>2023/10/24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date" office:date-value="2023-10-24T17:39:57" table:style-name="ce2">
            <text:p>2023/10/24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5T23:30:43" table:style-name="ce2">
            <text:p>2023/10/25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6T11:52:17" table:style-name="ce2">
            <text:p>2023/10/2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7T14:54:59" table:style-name="ce2">
            <text:p>2023/10/27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29T00:00:00" table:style-name="ce11">
            <text:p>2023/10/29</text:p>
          </table:table-cell>
          <table:table-cell office:value-type="string" table:style-name="ce11">
            <text:p>支出</text:p>
          </table:table-cell>
          <table:table-cell office:value-type="string" table:style-name="ce12">
            <text:p>服务器费用</text:p>
          </table:table-cell>
          <table:table-cell office:value-type="currency" office:value="-73.72" table:style-name="ce13">
            <text:p>¥-73.72</text:p>
          </table:table-cell>
          <table:table-cell office:value-type="string" table:style-name="ce9">
            <text:p>服务器费用$10.00，计划用于2023年11月~12月</text:p>
          </table:table-cell>
          <table:table-cell table:number-columns-repeated="16379"/>
        </table:table-row>
        <table:table-row table:style-name="ro1">
          <table:table-cell office:value-type="date" office:date-value="2023-10-29T02:14:12" table:style-name="ce11">
            <text:p>2023/10/29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30T00:15:18" table:style-name="ce11">
            <text:p>2023/10/3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30T13:01:15" table:style-name="ce11">
            <text:p>2023/10/3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66" table:style-name="ce13">
            <text:p>¥66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30T20:04:43" table:style-name="ce11">
            <text:p>2023/10/3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0-31T07:59:12" table:style-name="ce11">
            <text:p>2023/10/31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0" table:style-name="ce13">
            <text:p>¥5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4T10:16:31" table:style-name="ce11">
            <text:p>2023/11/4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2" table:style-name="ce13">
            <text:p>¥2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4T21:56:41" table:style-name="ce11">
            <text:p>2023/11/4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20" table:style-name="ce13">
            <text:p>¥2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4T22:21:00" table:style-name="ce11">
            <text:p>2023/11/4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6T01:02:09" table:style-name="ce11">
            <text:p>2023/11/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6T10:40:57" table:style-name="ce11">
            <text:p>2023/11/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6T11:04:35" table:style-name="ce11">
            <text:p>2023/11/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6T21:51:21" table:style-name="ce11">
            <text:p>2023/11/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7T21:57:09" table:style-name="ce11">
            <text:p>2023/11/7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08T22:06:10" table:style-name="ce11">
            <text:p>2023/11/8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0T16:26:07" table:style-name="ce11">
            <text:p>2023/11/1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1T08:51:50" table:style-name="ce11">
            <text:p>2023/11/11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3T09:54:10" table:style-name="ce11">
            <text:p>2023/11/13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3T23:59:06" table:style-name="ce11">
            <text:p>2023/11/13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5T01:02:02" table:style-name="ce11">
            <text:p>2023/11/15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6T09:28:12" table:style-name="ce11">
            <text:p>2023/11/1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9T13:10:14" table:style-name="ce11">
            <text:p>2023/11/19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19T17:44:21" table:style-name="ce11">
            <text:p>2023/11/19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13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20T22:40:14" table:style-name="ce11">
            <text:p>2023/11/2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21T06:35:56" table:style-name="ce11">
            <text:p>2023/11/21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1-23T18:17:16" table:style-name="ce11">
            <text:p>2023/11/23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02T16:47:46" table:style-name="ce11">
            <text:p>2023/12/2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06T13:15:50" table:style-name="ce11">
            <text:p>2023/12/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11T23:00:19" table:style-name="ce11">
            <text:p>2023/12/11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12T23:08:45" table:style-name="ce11">
            <text:p>2023/12/12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15T18:21:26" table:style-name="ce11">
            <text:p>2023/12/15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17T00:48:20" table:style-name="ce11">
            <text:p>2023/12/17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13">
            <text:p>¥10.00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date" office:date-value="2023-12-20T00:42:05" table:style-name="ce11">
            <text:p>2023/12/2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13">
            <text:p>¥1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20T13:09:00" table:style-name="ce11">
            <text:p>2023/12/2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13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20T22:53:30" table:style-name="ce11">
            <text:p>2023/12/2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3" table:style-name="ce13">
            <text:p>¥3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24T00:00:00" table:style-name="ce11">
            <text:p>2023/12/24</text:p>
          </table:table-cell>
          <table:table-cell office:value-type="string" table:style-name="ce11">
            <text:p>支出</text:p>
          </table:table-cell>
          <table:table-cell office:value-type="string" table:style-name="ce12">
            <text:p>域名费用</text:p>
          </table:table-cell>
          <table:table-cell office:value-type="currency" office:value="-84.8" table:style-name="ce13">
            <text:p>¥-84.80</text:p>
          </table:table-cell>
          <table:table-cell office:value-type="string" table:style-name="ce10">
            <text:p>在 Namesilo 续费域名 knowsex.net ，$11.79</text:p>
          </table:table-cell>
          <table:table-cell table:number-columns-repeated="16379"/>
        </table:table-row>
        <table:table-row table:style-name="ro1">
          <table:table-cell office:value-type="date" office:date-value="2023-12-26T02:01:00" table:style-name="ce11">
            <text:p>2023/12/26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13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3-12-30T00:00:00" table:style-name="ce11">
            <text:p>2023/12/30</text:p>
          </table:table-cell>
          <table:table-cell office:value-type="string" table:style-name="ce11">
            <text:p>支出</text:p>
          </table:table-cell>
          <table:table-cell office:value-type="string" table:style-name="ce12">
            <text:p>服务器费用</text:p>
          </table:table-cell>
          <table:table-cell office:value-type="currency" office:value="-71.64" table:style-name="ce13">
            <text:p>¥-71.64</text:p>
          </table:table-cell>
          <table:table-cell office:value-type="string" table:style-name="ce10">
            <text:p>服务器费用$10.00，计划用于2024年1月~2月</text:p>
          </table:table-cell>
          <table:table-cell table:number-columns-repeated="16379"/>
        </table:table-row>
        <table:table-row table:style-name="ro1">
          <table:table-cell office:value-type="date" office:date-value="2023-12-30T22:20:00" table:style-name="ce11">
            <text:p>2023/12/30</text:p>
          </table:table-cell>
          <table:table-cell office:value-type="string" table:style-name="ce11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13">
            <text:p>¥10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1">
            <text:p>年总收入</text:p>
          </table:table-cell>
          <table:covered-table-cell table:number-columns-repeated="2"/>
          <table:table-cell office:value-type="currency" office:value="4010.5499999999993" table:style-name="ce15">
            <text:p>¥4,010.5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1">
            <text:p>年总支出</text:p>
          </table:table-cell>
          <table:covered-table-cell table:number-columns-repeated="2"/>
          <table:table-cell office:value-type="currency" office:value="-5867.8500000000013" table:style-name="ce15">
            <text:p>¥-5,867.8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1">
            <text:p>年度合计</text:p>
          </table:table-cell>
          <table:covered-table-cell table:number-columns-repeated="2"/>
          <table:table-cell office:value-type="currency" office:value="-1857.300000000002" table:style-name="ce15">
            <text:p>¥-1,857.3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1">
            <text:p>去年结余</text:p>
          </table:table-cell>
          <table:covered-table-cell table:number-columns-repeated="2"/>
          <table:table-cell office:value-type="currency" office:value="2612.5000000000036" table:style-name="ce15">
            <text:p>¥2,612.5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2">
            <text:p>累计</text:p>
          </table:table-cell>
          <table:covered-table-cell table:number-columns-repeated="2"/>
          <table:table-cell office:value-type="currency" office:value="755.2" table:style-name="ce16">
            <text:p>¥755.20</text:p>
          </table:table-cell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14" draw:name="文本框 2" svg:x="0.10937in" svg:y="0.13542in" svg:width="8.77083in" svg:height="0.72787in">
              <draw:text-box>
                <text:p text:style-name="a2" text:class-names="" text:cond-style-name=""><text:span text:style-name="a0" text:class-names="">备注：</text:span><text:span text:style-name="a1" text:class-names=""/></text:p>
                <text:p text:style-name="a7" text:class-names="" text:cond-style-name=""><text:span text:style-name="a3" text:class-names="">1.</text:span><text:span text:style-name="a4" text:class-names=""><text:s text:c="1"/></text:span><text:span text:style-name="a5" text:class-names="">由于使用人民币支付，在外汇结算时，不同时间的汇率会有所不同。汇率和手续费以支付平台为准。</text:span><text:span text:style-name="a6" text:class-names=""/></text:p>
                <text:p text:style-name="a13" text:class-names="" text:cond-style-name=""><text:span text:style-name="a8" text:class-names="">2.<text:s text:c="1"/></text:span><text:span text:style-name="a9" text:class-names="">之前站长在服务器商处有预存款。因此，部分月份延迟缴纳了</text:span><text:span text:style-name="a10" text:class-names="">服务器</text:span><text:span text:style-name="a11" text:class-names="">费用。</text:span><text:span text:style-name="a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1048023" table:style-name="ro1">
          <table:table-cell table:number-columns-repeated="16384"/>
        </table:table-row>
      </table:table>
      <table:database-ranges>
        <table:database-range table:target-range-address="2023.A1:2023.E547" table:name="表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Source Code Pro" svg:font-family="&quot;Source Code Pro&quot;"/>
  </office:font-face-decls>
  <office:styles>
    <number:number-style style:name="N0">
      <number:number number:min-integer-digits="1"/>
    </number:number-style>
    <number:currency-style style:name="N11P0">
      <number:currency-symbol>¥</number:currency-symbol>
      <number:number number:decimal-places="2" number:min-integer-digits="1" number:grouping="true"/>
    </number:currency-style>
    <number:currency-style style:name="N11">
      <number:currency-symbol>¥</number:currency-symbol>
      <number:text>-</number:text>
      <number:number number:decimal-places="2" number:min-integer-digits="1" number:grouping="true"/>
      <style:map style:condition="value()&gt;=0" style:apply-style-name="N11P0"/>
    </number:currency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24120__35268__32_2" style:display-name="常规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/>
    <dc:creator/>
    <meta:creation-date>2023-12-31T19:26:12Z</meta:creation-date>
    <dc:date>2023-12-31T19:41:07Z</dc:date>
  </office:meta>
</office:document-meta>
</file>